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RequestMatchers.number( Matcher &lt; ? super Double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RequestMatchers.nodeCount( int expected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RequestMatchers.string( Matcher &lt; ? super String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RequestMatchers.string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RequestMatchers.match( ClientHttp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pathRequestMatchers.XpathRequestMatchers( String expression , @ Nullable Map &lt; String , String &gt; namespaces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RequestMatchers.number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RequestMatchers.nodeCount( Matcher &lt; ? super Integer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RequestMatchers.doesNot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RequestMatchers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RequestMatchers.booleanValu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RequestMatchers.node( Matcher &lt; ? super Node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